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officeooo:rsid="000be553" officeooo:paragraph-rsid="000be553"/>
    </style:style>
    <style:style style:name="P2" style:family="paragraph" style:parent-style-name="Standard">
      <style:paragraph-properties fo:line-height="200%" fo:text-align="start" style:justify-single-word="false"/>
      <style:text-properties officeooo:rsid="000be553" officeooo:paragraph-rsid="000be5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Assignment 1</text:p>
      <text:p text:style-name="P1">Matthew Carlis</text:p>
      <text:p text:style-name="P1"/>
      <text:p text:style-name="P2">In this lab assignment we were required to output the numbers zero through 100 printing the number. <text:s/>If the number contains a 5 or is divisible by 5 the program should also output the word FIZZ after the number in the same row.</text:p>
      <text:p text:style-name="P2"/>
      <text:p text:style-name="P2">Methodology:</text:p>
      <text:p text:style-name="P2"><text:tab/>Since the range of numbers is very small (0, 100) the easiest way to do this lab is to first check membership of the discrete range [50-59] and print the number of it is a member of this set else check the divisibility of the number. <text:s/>In other words, it has a 5 if it's greater than 50 and less than 59 and if it isn't within this range we should check the divisibility. <text:s/>This technique handles the fact that 55, 50 both contain the digit 5 and are divisible by 5. <text:s/></text:p>
      <text:p text:style-name="P2"/>
      <text:p text:style-name="P2">Conclusion:</text:p>
      <text:p text:style-name="P2"><text:tab/>It was a pretty simple assembly program to implement given the div instruction and a proper understanding of how to use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6:11:57.792210684</meta:creation-date>
    <dc:date>2015-09-22T16:26:23.129044248</dc:date>
    <meta:editing-duration>P0D</meta:editing-duration>
    <meta:editing-cycles>1</meta:editing-cycles>
    <meta:document-statistic meta:table-count="0" meta:image-count="0" meta:object-count="0" meta:page-count="1" meta:paragraph-count="7" meta:word-count="164" meta:character-count="871" meta:non-whitespace-character-count="707"/>
    <meta:generator>LibreOffice/4.2.8.2$Linux_X86_64 LibreOffice_project/420m0$Build-2</meta:generator>
  </office:meta>
</office:document-meta>
</file>